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Bridge.timerExpired(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processA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ResponseCor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process( MessageExchange exchang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syncBridge.setUseRobustInOnly( boolean useRobustIn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setResponseCorrIdProperty( String responseCorrId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process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Timeout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Bridge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RequestCor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isUseRobustI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Bridge.onTimeout( String correlation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Bridge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setRequestCorrId( Expression requestCor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setResponseCorrId( Expression responseCor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ridge.getResponseCorrI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